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666666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7.239cm" svg:x="9.255cm" svg:y="3.921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Herbst</meta:initial-creator>
    <meta:creation-date>2012-06-23T14:12:35</meta:creation-date>
    <dc:date>2012-06-23T14:42:12</dc:date>
    <dc:creator>Martin Herbst</dc:creator>
    <meta:editing-duration>PT14M27S</meta:editing-duration>
    <meta:editing-cycles>1</meta:editing-cycles>
    <meta:document-statistic meta:object-count="1"/>
    <meta:generator>LibreOffice/3.5$Linux_X86_64 LibreOffice_project/350m1$Build-2</meta:generator>
  </office:meta>
</office:document-meta>
</file>